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non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marker-start="a585" draw:marker-end="a586" svg:stroke-opacity="100%" draw:fill="solid" draw:fill-color="#99cc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000000" svg:stroke-opacity="100%" draw:fill="solid" draw:fill-color="#99cc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svg:stroke-opacity="100%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47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.47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7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marker-end="Arrow" draw:marker-end-width="0.213cm" draw:textarea-horizontal-align="center" draw:textarea-vertical-align="middle"/>
    </style:style>
    <style:style style:name="pr1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3">
        <draw:custom-shape draw:name="Freihandform 1" draw:style-name="gr1" draw:text-style-name="P2" draw:layer="layout" svg:width="3.5cm" svg:height="1.5cm" svg:x="21cm" svg:y="2cm">
          <text:p text:style-name="P1"><text:span text:style-name="T1">Driv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2" draw:style-name="gr2" draw:text-style-name="P2" draw:id="id4" draw:layer="layout" svg:width="4cm" svg:height="1.5cm" svg:x="21cm" svg:y="6cm">
          <text:p text:style-name="P1"><text:span text:style-name="T1">Truck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3" draw:style-name="gr2" draw:text-style-name="P2" draw:id="id5" draw:layer="layout" svg:width="6cm" svg:height="1.5cm" svg:x="3.5cm" svg:y="13cm">
          <text:p text:style-name="P1"><text:span text:style-name="T1">ContractStatio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4" draw:style-name="gr2" draw:text-style-name="P2" draw:id="id3" draw:layer="layout" svg:width="6cm" svg:height="1.5cm" svg:x="20.002cm" svg:y="14.5cm">
          <text:p text:style-name="P1"><text:span text:style-name="T1">RouteStation 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5" draw:style-name="gr2" draw:text-style-name="P2" draw:id="id2" draw:layer="layout" svg:width="3cm" svg:height="1.5cm" svg:x="21.602cm" svg:y="10cm">
          <text:p text:style-name="P1"><text:span text:style-name="T1">Rout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6" draw:style-name="gr2" draw:text-style-name="P2" draw:layer="layout" svg:width="5cm" svg:height="1.5cm" svg:x="3.5cm" svg:y="2cm">
          <text:p text:style-name="P1"><text:span text:style-name="T1">Custom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7" draw:style-name="gr2" draw:text-style-name="P2" draw:layer="layout" svg:width="6cm" svg:height="1.5cm" svg:x="3.5cm" svg:y="6cm">
          <text:p text:style-name="P1"><text:span text:style-name="T1">Contrac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ihandform 8" draw:style-name="gr2" draw:text-style-name="P2" draw:layer="layout" svg:width="7.5cm" svg:height="1cm" svg:x="11.5cm" svg:y="6.5cm">
          <text:p text:style-name="P1"><text:span text:style-name="T1">TentativeAssignmen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Gerade Verbindung 9" draw:style-name="gr3" draw:text-style-name="P2" draw:layer="layout" svg:width="0.001cm" svg:height="2.5cm" svg:x="6cm" svg:y="3.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10" draw:style-name="gr4" draw:text-style-name="P2" draw:layer="layout" svg:width="1cm" svg:height="0.725cm" svg:x="6cm" svg:y="3.5cm">
          <draw:text-box>
            <text:p text:style-name="P3"><text:span text:style-name="T2">1</text:span></text:p>
          </draw:text-box>
        </draw:frame>
        <draw:frame draw:name="Textfeld 11" draw:style-name="gr4" draw:text-style-name="P2" draw:layer="layout" svg:width="0.807cm" svg:height="0.725cm" svg:x="6cm" svg:y="5.275cm">
          <draw:text-box>
            <text:p text:style-name="P3"><text:span text:style-name="T2">N</text:span></text:p>
          </draw:text-box>
        </draw:frame>
        <draw:custom-shape draw:name="Gerade Verbindung 12" draw:style-name="gr3" draw:text-style-name="P2" draw:layer="layout" svg:width="0.001cm" svg:height="2.5cm" svg:x="23cm" svg:y="3.5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13" draw:style-name="gr4" draw:text-style-name="P2" draw:layer="layout" svg:width="1cm" svg:height="0.725cm" svg:x="23cm" svg:y="3.5cm">
          <draw:text-box>
            <text:p text:style-name="P3"><text:span text:style-name="T2">1</text:span></text:p>
          </draw:text-box>
        </draw:frame>
        <draw:frame draw:name="Textfeld 14" draw:style-name="gr4" draw:text-style-name="P2" draw:layer="layout" svg:width="0.807cm" svg:height="0.725cm" svg:x="23cm" svg:y="5.275cm">
          <draw:text-box>
            <text:p text:style-name="P3"><text:span text:style-name="T2">N</text:span></text:p>
          </draw:text-box>
        </draw:frame>
        <draw:custom-shape draw:name="Gerade Verbindung 15" draw:style-name="gr3" draw:text-style-name="P2" draw:layer="layout" svg:width="2cm" svg:height="0.001cm" svg:x="9.5cm" svg:y="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Gerade Verbindung 16" draw:style-name="gr3" draw:text-style-name="P2" draw:layer="layout" svg:width="2cm" svg:height="0.001cm" svg:x="18.972cm" svg:y="6.7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17" draw:style-name="gr4" draw:text-style-name="P2" draw:layer="layout" svg:width="1cm" svg:height="0.725cm" svg:x="19cm" svg:y="6cm">
          <draw:text-box>
            <text:p text:style-name="P3"><text:span text:style-name="T2">N</text:span></text:p>
          </draw:text-box>
        </draw:frame>
        <draw:frame draw:name="Textfeld 18" draw:style-name="gr4" draw:text-style-name="P2" draw:layer="layout" svg:width="1cm" svg:height="0.725cm" svg:x="20.5cm" svg:y="6cm">
          <draw:text-box>
            <text:p text:style-name="P3"><text:span text:style-name="T2">1</text:span></text:p>
          </draw:text-box>
        </draw:frame>
        <draw:frame draw:name="Textfeld 19" draw:style-name="gr4" draw:text-style-name="P2" draw:layer="layout" svg:width="0.5cm" svg:height="0.725cm" svg:x="9.5cm" svg:y="6.275cm">
          <draw:text-box>
            <text:p text:style-name="P3"><text:span text:style-name="T2">1</text:span></text:p>
          </draw:text-box>
        </draw:frame>
        <draw:frame draw:name="Textfeld 21" draw:style-name="gr4" draw:text-style-name="P2" draw:layer="layout" svg:width="1cm" svg:height="0.725cm" svg:x="23cm" svg:y="7.5cm">
          <draw:text-box>
            <text:p text:style-name="P3"><text:span text:style-name="T2">1</text:span></text:p>
          </draw:text-box>
        </draw:frame>
        <draw:frame draw:name="Textfeld 22" draw:style-name="gr4" draw:text-style-name="P2" draw:layer="layout" svg:width="0.807cm" svg:height="0.725cm" svg:x="23.213cm" svg:y="13.674cm">
          <draw:text-box>
            <text:p text:style-name="P3"><text:span text:style-name="T2">N</text:span></text:p>
          </draw:text-box>
        </draw:frame>
        <draw:custom-shape draw:name="Gerade Verbindung 24" draw:style-name="gr3" draw:text-style-name="P2" draw:layer="layout" svg:width="0.001cm" svg:height="5.5cm" svg:x="6cm" svg:y="7.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25" draw:style-name="gr4" draw:text-style-name="P2" draw:layer="layout" svg:width="1cm" svg:height="0.725cm" svg:x="6cm" svg:y="7.5cm">
          <draw:text-box>
            <text:p text:style-name="P3"><text:span text:style-name="T2">1</text:span></text:p>
          </draw:text-box>
        </draw:frame>
        <draw:frame draw:name="Textfeld 26" draw:style-name="gr4" draw:text-style-name="P2" draw:layer="layout" svg:width="0.807cm" svg:height="0.725cm" svg:x="23cm" svg:y="11.756cm">
          <draw:text-box>
            <text:p text:style-name="P3"><text:span text:style-name="T2">1</text:span></text:p>
          </draw:text-box>
        </draw:frame>
        <draw:frame draw:name="Textfeld 27" draw:style-name="gr4" draw:text-style-name="P2" draw:layer="layout" svg:width="1cm" svg:height="0.725cm" svg:x="23cm" svg:y="8.775cm">
          <draw:text-box>
            <text:p text:style-name="P3"><text:span text:style-name="T2">N</text:span></text:p>
          </draw:text-box>
        </draw:frame>
        <draw:frame draw:name="Textfeld 29" draw:style-name="gr5" draw:text-style-name="P4" draw:layer="layout" svg:width="1.5cm" svg:height="0.725cm" svg:x="9.5cm" svg:y="12.775cm">
          <draw:text-box>
            <text:p text:style-name="P3"><text:span text:style-name="T2">0..1</text:span></text:p>
          </draw:text-box>
        </draw:frame>
        <draw:frame draw:name="Textfeld 30" draw:style-name="gr6" draw:text-style-name="P4" draw:layer="layout" svg:width="1.565cm" svg:height="1cm" svg:x="18.935cm" svg:y="14.5cm">
          <draw:text-box>
            <text:p text:style-name="P3"><text:span text:style-name="T2">0..1</text:span></text:p>
          </draw:text-box>
        </draw:frame>
        <draw:frame draw:name="Textfeld 31" draw:style-name="gr4" draw:text-style-name="P2" draw:layer="layout" svg:width="1.028cm" svg:height="0.725cm" svg:x="5.972cm" svg:y="12.138cm">
          <draw:text-box>
            <text:p text:style-name="P3"><text:span text:style-name="T2">N</text:span></text:p>
          </draw:text-box>
        </draw:frame>
        <draw:frame draw:name="Textfeld 32" draw:style-name="gr4" draw:text-style-name="P2" draw:layer="layout" svg:width="0.807cm" svg:height="0.725cm" svg:x="10.693cm" svg:y="6.275cm">
          <draw:text-box>
            <text:p text:style-name="P3"><text:span text:style-name="T2">N</text:span></text:p>
          </draw:text-box>
        </draw:frame>
        <draw:custom-shape draw:name="Freihandform 33" draw:style-name="gr2" draw:text-style-name="P2" draw:layer="layout" svg:width="7cm" svg:height="1cm" svg:x="11.5cm" svg:y="4cm">
          <text:p text:style-name="P1"><text:span text:style-name="T1">FinalAssignmen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Gerade Verbindung 34" draw:style-name="gr3" draw:text-style-name="P2" draw:layer="layout" svg:width="2cm" svg:height="1.5cm" svg:x="9.5cm" svg:y="4.5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Gerade Verbindung 35" draw:style-name="gr3" draw:text-style-name="P2" draw:layer="layout" svg:width="2.5cm" svg:height="1.5cm" svg:x="18.5cm" svg:y="4.5cm">
          <text:p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36" draw:style-name="gr4" draw:text-style-name="P2" draw:layer="layout" svg:width="1cm" svg:height="0.725cm" svg:x="9cm" svg:y="5cm">
          <draw:text-box>
            <text:p text:style-name="P3"><text:span text:style-name="T2">1</text:span></text:p>
          </draw:text-box>
        </draw:frame>
        <draw:frame draw:name="Textfeld 37" draw:style-name="gr4" draw:text-style-name="P2" draw:layer="layout" svg:width="1cm" svg:height="0.725cm" svg:x="11cm" svg:y="3.5cm">
          <draw:text-box>
            <text:p text:style-name="P3"><text:span text:style-name="T2">1</text:span></text:p>
          </draw:text-box>
        </draw:frame>
        <draw:frame draw:name="Textfeld 38" draw:style-name="gr4" draw:text-style-name="P2" draw:layer="layout" svg:width="1cm" svg:height="0.725cm" svg:x="20.5cm" svg:y="5cm">
          <draw:text-box>
            <text:p text:style-name="P3"><text:span text:style-name="T2">1</text:span></text:p>
          </draw:text-box>
        </draw:frame>
        <draw:frame draw:name="Textfeld 39" draw:style-name="gr4" draw:text-style-name="P2" draw:layer="layout" svg:width="1cm" svg:height="0.725cm" svg:x="18.5cm" svg:y="4cm">
          <draw:text-box>
            <text:p text:style-name="P3"><text:span text:style-name="T2">N</text:span></text:p>
          </draw:text-box>
        </draw:frame>
        <draw:custom-shape draw:name="Freihandform 40" draw:style-name="gr2" draw:text-style-name="P2" draw:id="id1" draw:layer="layout" svg:width="8cm" svg:height="1cm" svg:x="11cm" svg:y="9cm">
          <text:p text:style-name="P1"><text:span text:style-name="T1">Suggestio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Gerade Verbindung 41" draw:style-name="gr3" draw:text-style-name="P2" draw:layer="layout" svg:width="0.001cm" svg:height="1.5cm" svg:x="15cm" svg:y="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Gerade Verbindung 42" draw:style-name="gr3" draw:text-style-name="P2" draw:layer="layout" svg:width="0.001cm" svg:height="1.5cm" svg:x="15cm" svg:y="7.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43" draw:style-name="gr4" draw:text-style-name="P2" draw:layer="layout" svg:width="0.5cm" svg:height="0.725cm" svg:x="15cm" svg:y="5.775cm">
          <draw:text-box>
            <text:p text:style-name="P3"><text:span text:style-name="T2">1</text:span></text:p>
          </draw:text-box>
        </draw:frame>
        <draw:frame draw:name="Textfeld 44" draw:style-name="gr7" draw:text-style-name="P4" draw:layer="layout" svg:width="1cm" svg:height="0.725cm" svg:x="15cm" svg:y="7.5cm">
          <draw:text-box>
            <text:p text:style-name="P3"><text:span text:style-name="T2">N</text:span></text:p>
          </draw:text-box>
        </draw:frame>
        <draw:frame draw:name="Textfeld 45" draw:style-name="gr4" draw:text-style-name="P2" draw:layer="layout" svg:width="0.001cm" svg:height="0.725cm" svg:x="15.5cm" svg:y="8.275cm">
          <draw:text-box>
            <text:p text:style-name="P3"><text:span text:style-name="T2">1</text:span></text:p>
          </draw:text-box>
        </draw:frame>
        <draw:frame draw:name="Textfeld 46" draw:style-name="gr4" draw:text-style-name="P2" draw:layer="layout" svg:width="0.807cm" svg:height="0.725cm" svg:x="10.694cm" svg:y="6.276cm">
          <draw:text-box>
            <text:p text:style-name="P3"><text:span text:style-name="T2">N</text:span></text:p>
          </draw:text-box>
        </draw:frame>
        <draw:frame draw:name="Textfeld 47" draw:style-name="gr5" draw:text-style-name="P4" draw:layer="layout" svg:width="1.5cm" svg:height="0.725cm" svg:x="15cm" svg:y="5cm">
          <draw:text-box>
            <text:p text:style-name="P3"><text:span text:style-name="T2">0..1</text:span></text:p>
          </draw:text-box>
        </draw:frame>
        <draw:frame draw:name="Textfeld 51" draw:style-name="gr6" draw:text-style-name="P4" draw:layer="layout" svg:width="1.5cm" svg:height="1cm" svg:x="14cm" svg:y="10cm">
          <draw:text-box>
            <text:p text:style-name="P3"><text:span text:style-name="T2">0..1</text:span></text:p>
          </draw:text-box>
        </draw:frame>
        <draw:frame draw:name="Textfeld 53" draw:style-name="gr4" draw:text-style-name="P2" draw:layer="layout" svg:width="1cm" svg:height="0.725cm" svg:x="21cm" svg:y="10cm">
          <draw:text-box>
            <text:p text:style-name="P3"><text:span text:style-name="T2">1</text:span></text:p>
          </draw:text-box>
        </draw:frame>
        <draw:custom-shape draw:name="Freihandform 56" draw:style-name="gr2" draw:text-style-name="P2" draw:layer="layout" svg:width="4.5cm" svg:height="0.827cm" svg:x="12.5cm" svg:y="0.923cm">
          <text:p text:style-name="P1"><text:span text:style-name="T1">Accoun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Gerade Verbindung 57" draw:style-name="gr3" draw:text-style-name="P2" draw:layer="layout" svg:width="4cm" svg:height="1cm" svg:x="8.5cm" svg:y="1.7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58" draw:style-name="gr4" draw:text-style-name="P2" draw:layer="layout" svg:width="1cm" svg:height="0.725cm" svg:x="8.529cm" svg:y="1.983cm">
          <draw:text-box>
            <text:p text:style-name="P3"><text:span text:style-name="T2">1</text:span></text:p>
          </draw:text-box>
        </draw:frame>
        <draw:frame draw:name="Textfeld 59" draw:style-name="gr4" draw:text-style-name="P2" draw:layer="layout" svg:width="1cm" svg:height="0.725cm" svg:x="11.49cm" svg:y="1.189cm">
          <draw:text-box>
            <text:p text:style-name="P3"><text:span text:style-name="T2">1</text:span></text:p>
          </draw:text-box>
        </draw:frame>
        <draw:frame draw:name="Textfeld 60" draw:style-name="gr4" draw:text-style-name="P2" draw:layer="layout" svg:width="1cm" svg:height="0.725cm" svg:x="17cm" svg:y="0.826cm">
          <draw:text-box>
            <text:p text:style-name="P3"><text:span text:style-name="T2">1</text:span></text:p>
          </draw:text-box>
        </draw:frame>
        <draw:custom-shape draw:name="Gerade Verbindung 61" draw:style-name="gr3" draw:text-style-name="P2" draw:layer="layout" svg:width="4cm" svg:height="1.25cm" svg:x="17cm" svg:y="1.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62" draw:style-name="gr4" draw:text-style-name="P2" draw:layer="layout" svg:width="1cm" svg:height="0.725cm" svg:x="19.989cm" svg:y="1.763cm">
          <draw:text-box>
            <text:p text:style-name="P3"><text:span text:style-name="T2">1</text:span></text:p>
          </draw:text-box>
        </draw:frame>
        <draw:connector draw:name="Gewinkelte Verbindung 64" draw:style-name="gr8" draw:layer="layout" svg:x1="15cm" svg:y1="10cm" svg:x2="21.602cm" svg:y2="10.75cm" draw:start-shape="id1" draw:start-glue-point="2" draw:end-shape="id2" draw:end-glue-point="3" svg:d="m15000 10000v750h6602">
          <text:p/>
        </draw:connector>
        <draw:connector draw:name="Gewinkelte Verbindung 66" draw:style-name="gr8" draw:layer="layout" svg:x1="23.102cm" svg:y1="11.5cm" svg:x2="23.002cm" svg:y2="14.5cm" draw:start-shape="id2" draw:start-glue-point="2" draw:end-shape="id3" draw:end-glue-point="0" svg:d="m23102 11500v1501h-100v1499">
          <text:p/>
        </draw:connector>
        <draw:connector draw:name="Gewinkelte Verbindung 68" draw:style-name="gr8" draw:layer="layout" svg:x1="23cm" svg:y1="7.5cm" svg:x2="23.102cm" svg:y2="10cm" draw:start-shape="id4" draw:start-glue-point="2" draw:end-shape="id2" draw:end-glue-point="0" svg:d="m23000 7500v1251h102v1249">
          <text:p/>
        </draw:connector>
        <draw:connector draw:name="Gewinkelte Verbindung 70" draw:style-name="gr8" draw:layer="layout" svg:x1="9.5cm" svg:y1="13.75cm" svg:x2="20.002cm" svg:y2="15.25cm" draw:start-shape="id5" draw:start-glue-point="1" draw:end-shape="id3" draw:end-glue-point="3" svg:d="m9500 13750h5252v1500h5250">
          <text:p/>
        </draw:connector>
        <draw:line draw:style-name="gr9" draw:text-style-name="P5" draw:layer="layout" svg:x1="21cm" svg:y1="7.5cm" svg:x2="19cm" svg:y2="9cm">
          <text:p/>
        </draw:line>
        <draw:frame draw:name="Textfeld 17" draw:style-name="gr4" draw:text-style-name="P2" draw:layer="layout" svg:width="1cm" svg:height="0.725cm" svg:x="19cm" svg:y="9cm">
          <draw:text-box>
            <text:p text:style-name="P3"><text:span text:style-name="T2">N</text:span></text:p>
          </draw:text-box>
        </draw:frame>
        <draw:frame draw:name="Textfeld 18" draw:style-name="gr10" draw:text-style-name="P4" draw:layer="layout" svg:width="1cm" svg:height="0.726cm" svg:x="20.5cm" svg:y="7.5cm">
          <draw:text-box>
            <text:p text:style-name="P3"><text:span text:style-name="T2">1</text:span></text:p>
          </draw:text-box>
        </draw:frame>
        <draw:frame draw:name="Textfeld 22" draw:style-name="gr11" draw:text-style-name="P4" draw:layer="layout" svg:width="6.807cm" svg:height="2cm" svg:x="8.5cm" svg:y="17.5cm">
          <draw:text-box>
            <text:p text:style-name="P3"><text:span text:style-name="T2">Truck hat:</text:span></text:p>
            <text:p text:style-name="P3"><text:span text:style-name="T2">1 <text:s text:c="6"/>„Real“ <text:s text:c="10"/>Route</text:span></text:p>
            <text:p text:style-name="P3"><text:span text:style-name="T2">0..N <text:s text:c="2"/>„Suggested“ Routes</text:span></text:p>
          </draw:text-box>
        </draw:frame>
        <draw:line draw:style-name="gr12" draw:text-style-name="P5" draw:layer="layout" svg:x1="11.5cm" svg:y1="17.5cm" svg:x2="23cm" svg:y2="8.5cm">
          <text:p/>
        </draw:line>
        <presentation:notes draw:style-name="dp2"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585" svg:viewBox="0 0 20 30" svg:d="m10 0-10 30h20z"/>
    <draw:marker draw:name="a586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5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5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199cm" svg:height="13.86cm" svg:x="1.4cm" svg:y="4.914cm" presentation:class="title">
        <draw:text-box>
          <text:list text:style-name="ML2">
            <text:list-item>
    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5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1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5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list text:style-name="ML2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list text:style-name="ML2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5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5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5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5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1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">Textmaster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5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1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">Textmaster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5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5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3" draw:layer="backgroundobjects" svg:width="6.297cm" svg:height="17.934cm" svg:x="20.302cm" svg:y="0.838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5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PowerPoint-Präsentation</dc:title>
    <meta:initial-creator>Mr.H </meta:initial-creator>
    <dc:creator>Mr.H </dc:creator>
    <meta:creation-date>2012-01-17T02:22:08Z</meta:creation-date>
    <dc:date>2012-11-17T14:24:51</dc:date>
    <meta:editing-cycles>12</meta:editing-cycles>
    <meta:editing-duration>PT00H21M57S</meta:editing-duration>
    <meta:document-statistic meta:object-count="211"/>
  </office:meta>
</office:document-meta>
</file>